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NewRomanPS-BoldMT_PDF_Subset" svg:font-family="TimesNewRomanPS-BoldMT_PDF_Subset"/>
    <style:font-face style:name="TimesNewRomanPSMT_PDF_Subset" svg:font-family="TimesNewRomanPSMT_PDF_Subset"/>
    <style:font-face style:name="TimesNewRomanPS-ItalicMT_PDF_Subset" svg:font-family="TimesNewRomanPS-ItalicMT_PDF_Subse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0pt" style:font-name-asian="TimesNewRomanPSMT_PDF_Subset" style:font-size-asian="10pt" style:font-name-complex="TimesNewRomanPSMT_PDF_Subset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1.5pt" style:font-name-asian="TimesNewRomanPSMT_PDF_Subset" style:font-size-asian="11.5pt" style:font-name-complex="TimesNewRomanPSMT_PDF_Subset" style:font-size-complex="11.5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1.5pt" fo:background-color="#ffff00" style:font-name-asian="TimesNewRomanPSMT_PDF_Subset" style:font-size-asian="11.5pt" style:font-name-complex="TimesNewRomanPSMT_PDF_Subset" style:font-size-complex="11.5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1.5pt" fo:background-color="#ff8080" style:font-name-asian="TimesNewRomanPSMT_PDF_Subset" style:font-size-asian="11.5pt" style:font-name-complex="TimesNewRomanPSMT_PDF_Subset" style:font-size-complex="11.5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1.5pt" fo:font-weight="bold" fo:background-color="#ff8080" style:font-name-asian="TimesNewRomanPSMT_PDF_Subset" style:font-size-asian="11.5pt" style:font-weight-asian="bold" style:font-name-complex="TimesNewRomanPSMT_PDF_Subset" style:font-size-complex="11.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1.5pt" fo:font-weight="bold" fo:background-color="#ffff00" style:font-name-asian="TimesNewRomanPSMT_PDF_Subset" style:font-size-asian="11.5pt" style:font-weight-asian="bold" style:font-name-complex="TimesNewRomanPSMT_PDF_Subset" style:font-size-complex="11.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1.5pt" fo:font-style="italic" fo:font-weight="bold" fo:background-color="#ff8080" style:font-name-asian="TimesNewRomanPSMT_PDF_Subset" style:font-size-asian="11.5pt" style:font-style-asian="italic" style:font-weight-asian="bold" style:font-name-complex="TimesNewRomanPSMT_PDF_Subset" style:font-size-complex="11.5pt" style:font-style-complex="italic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22.5pt" fo:font-weight="bold" style:font-name-asian="TimesNewRomanPS-BoldMT_PDF_Subset" style:font-size-asian="22.5pt" style:font-weight-asian="bold" style:font-name-complex="TimesNewRomanPS-BoldMT_PDF_Subset" style:font-size-complex="22.5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34pt" fo:font-weight="bold" style:font-name-asian="TimesNewRomanPS-BoldMT_PDF_Subset" style:font-size-asian="34pt" style:font-weight-asian="bold" style:font-name-complex="TimesNewRomanPS-BoldMT_PDF_Subset" style:font-size-complex="34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11.5pt" fo:font-weight="bold" style:font-name-asian="TimesNewRomanPS-BoldMT_PDF_Subset" style:font-size-asian="11.5pt" style:font-weight-asian="bold" style:font-name-complex="TimesNewRomanPS-BoldMT_PDF_Subset" style:font-size-complex="11.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11.5pt" fo:font-weight="bold" fo:background-color="#ffff00" style:font-name-asian="TimesNewRomanPS-BoldMT_PDF_Subset" style:font-size-asian="11.5pt" style:font-weight-asian="bold" style:font-name-complex="TimesNewRomanPS-BoldMT_PDF_Subset" style:font-size-complex="11.5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11.5pt" fo:font-style="italic" fo:font-weight="bold" fo:background-color="#ffff00" style:font-name-asian="TimesNewRomanPS-BoldMT_PDF_Subset" style:font-size-asian="11.5pt" style:font-style-asian="italic" style:font-weight-asian="bold" style:font-name-complex="TimesNewRomanPS-BoldMT_PDF_Subset" style:font-size-complex="11.5pt" style:font-style-complex="italic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NewRomanPS-ItalicMT_PDF_Subset" fo:font-size="11.5pt" fo:font-style="italic" style:font-name-asian="TimesNewRomanPS-ItalicMT_PDF_Subset" style:font-size-asian="11.5pt" style:font-style-asian="italic" style:font-name-complex="TimesNewRomanPS-ItalicMT_PDF_Subset" style:font-size-complex="11.5pt" style:font-style-complex="italic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TimesNewRomanPS-ItalicMT_PDF_Subset" fo:font-size="7.5pt" fo:font-style="italic" style:font-name-asian="TimesNewRomanPS-ItalicMT_PDF_Subset" style:font-size-asian="7.5pt" style:font-style-asian="italic" style:font-name-complex="TimesNewRomanPS-ItalicMT_PDF_Subset" style:font-size-complex="7.5pt" style:font-style-complex="italic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1.5pt" fo:background-color="#00ff00" style:font-name-asian="TimesNewRomanPSMT_PDF_Subset" style:font-size-asian="11.5pt" style:font-name-complex="TimesNewRomanPSMT_PDF_Subset" style:font-size-complex="11.5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TimesNewRomanPSMT_PDF_Subset" fo:font-size="11.5pt" fo:font-weight="bold" fo:background-color="#00ff00" style:font-name-asian="TimesNewRomanPSMT_PDF_Subset" style:font-size-asian="11.5pt" style:font-weight-asian="bold" style:font-name-complex="TimesNewRomanPSMT_PDF_Subset" style:font-size-complex="11.5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11.5pt" fo:font-weight="bold" fo:background-color="#00ff00" style:font-name-asian="TimesNewRomanPS-BoldMT_PDF_Subset" style:font-size-asian="11.5pt" style:font-weight-asian="bold" style:font-name-complex="TimesNewRomanPS-BoldMT_PDF_Subset" style:font-size-complex="11.5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11.5pt" fo:font-style="italic" fo:font-weight="bold" fo:background-color="#00ff00" style:font-name-asian="TimesNewRomanPS-BoldMT_PDF_Subset" style:font-size-asian="11.5pt" style:font-style-asian="italic" style:font-weight-asian="bold" style:font-name-complex="TimesNewRomanPS-BoldMT_PDF_Subset" style:font-size-complex="11.5pt" style:font-style-complex="italic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22.5pt" fo:font-weight="bold" fo:background-color="#280099" style:font-name-asian="TimesNewRomanPS-BoldMT_PDF_Subset" style:font-size-asian="22.5pt" style:font-weight-asian="bold" style:font-name-complex="TimesNewRomanPS-BoldMT_PDF_Subset" style:font-size-complex="22.5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TimesNewRomanPS-BoldMT_PDF_Subset" fo:font-size="22.5pt" fo:font-weight="bold" fo:background-color="#00ff00" style:font-name-asian="TimesNewRomanPS-BoldMT_PDF_Subset" style:font-size-asian="22.5pt" style:font-weight-asian="bold" style:font-name-complex="TimesNewRomanPS-BoldMT_PDF_Subset" style:font-size-complex="22.5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TimesNewRomanPS-ItalicMT_PDF_Subset" fo:font-size="7.5pt" fo:font-style="italic" fo:background-color="#00ff00" style:font-name-asian="TimesNewRomanPS-ItalicMT_PDF_Subset" style:font-size-asian="7.5pt" style:font-style-asian="italic" style:font-name-complex="TimesNewRomanPS-ItalicMT_PDF_Subset" style:font-size-complex="7.5pt" style:font-style-complex="italic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fo:background-color="#ffff00" style:font-size-asian="11.5pt" style:font-size-complex="11.5pt"/>
    </style:style>
    <style:style style:name="T3" style:family="text">
      <style:text-properties fo:font-size="11.5pt" fo:background-color="#00ff00" style:font-size-asian="11.5pt" style:font-size-complex="11.5pt"/>
    </style:style>
    <style:style style:name="T4" style:family="text">
      <style:text-properties fo:font-size="11.5pt" fo:background-color="#280099" style:font-size-asian="11.5pt" style:font-size-complex="11.5pt"/>
    </style:style>
    <style:style style:name="T5" style:family="text">
      <style:text-properties style:font-name="TimesNewRomanPS-ItalicMT_PDF_Subset" fo:font-size="11.5pt" fo:font-style="italic" style:font-name-asian="TimesNewRomanPS-ItalicMT_PDF_Subset" style:font-size-asian="11.5pt" style:font-style-asian="italic" style:font-name-complex="TimesNewRomanPS-ItalicMT_PDF_Subset" style:font-size-complex="11.5pt" style:font-style-complex="italic"/>
    </style:style>
    <style:style style:name="T6" style:family="text">
      <style:text-properties style:font-name="TimesNewRomanPS-BoldMT_PDF_Subset" fo:font-size="11.5pt" fo:font-weight="bold" style:font-name-asian="TimesNewRomanPS-BoldMT_PDF_Subset" style:font-size-asian="11.5pt" style:font-weight-asian="bold" style:font-name-complex="TimesNewRomanPS-BoldMT_PDF_Subset" style:font-size-complex="11.5pt" style:font-weight-complex="bold"/>
    </style:style>
    <style:style style:name="T7" style:family="text">
      <style:text-properties style:font-name="TimesNewRomanPS-BoldMT_PDF_Subset" fo:font-size="11.5pt" fo:font-weight="bold" fo:background-color="#ffff00" style:font-name-asian="TimesNewRomanPS-BoldMT_PDF_Subset" style:font-size-asian="11.5pt" style:font-weight-asian="bold" style:font-name-complex="TimesNewRomanPS-BoldMT_PDF_Subset" style:font-size-complex="11.5pt" style:font-weight-complex="bold"/>
    </style:style>
    <style:style style:name="T8" style:family="text">
      <style:text-properties style:font-name="TimesNewRomanPS-BoldMT_PDF_Subset" fo:font-weight="bold" style:font-name-asian="TimesNewRomanPS-BoldMT_PDF_Subset" style:font-weight-asian="bold" style:font-name-complex="TimesNewRomanPS-BoldMT_PDF_Subset" style:font-weight-complex="bold"/>
    </style:style>
    <style:style style:name="T9" style:family="text">
      <style:text-properties fo:color="#0000ff" fo:font-size="11.5pt" style:font-size-asian="11.5pt" style:font-size-complex="11.5pt"/>
    </style:style>
    <style:style style:name="T10" style:family="text">
      <style:text-properties fo:color="#0000ff" style:font-name="TimesNewRomanPSMT_PDF_Subset" fo:font-size="11.5pt" style:font-name-asian="TimesNewRomanPSMT_PDF_Subset" style:font-size-asian="11.5pt" style:font-name-complex="TimesNewRomanPSMT_PDF_Subset" style:font-size-complex="11.5pt"/>
    </style:style>
    <style:style style:name="T11" style:family="text">
      <style:text-properties fo:color="#000000" style:font-name="TimesNewRomanPSMT_PDF_Subset" fo:font-size="11.5pt" style:font-name-asian="TimesNewRomanPSMT_PDF_Subset" style:font-size-asian="11.5pt" style:font-name-complex="TimesNewRomanPSMT_PDF_Subset" style:font-size-complex="11.5pt"/>
    </style:style>
    <style:style style:name="T12" style:family="text">
      <style:text-properties fo:background-color="#ffff00"/>
    </style:style>
    <style:style style:name="T13" style:family="text">
      <style:text-properties fo:background-color="transparent"/>
    </style:style>
    <style:style style:name="T14" style:family="text">
      <style:text-properties style:font-name="TimesNewRomanPSMT_PDF_Subset" fo:font-size="11.5pt" fo:font-weight="bold" fo:background-color="#ffff00" style:font-name-asian="TimesNewRomanPSMT_PDF_Subset" style:font-size-asian="11.5pt" style:font-weight-asian="bold" style:font-name-complex="TimesNewRomanPSMT_PDF_Subset" style:font-size-complex="11.5pt" style:font-weight-complex="bold"/>
    </style:style>
    <style:style style:name="T15" style:family="text">
      <style:text-properties style:font-name="TimesNewRomanPSMT_PDF_Subset" fo:font-size="11.5pt" fo:font-weight="bold" fo:background-color="#00ff00" style:font-name-asian="TimesNewRomanPSMT_PDF_Subset" style:font-size-asian="11.5pt" style:font-weight-asian="bold" style:font-name-complex="TimesNewRomanPSMT_PDF_Subset" style:font-size-complex="11.5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#ffff00" style:font-weight-asian="bold" style:font-weight-complex="bold"/>
    </style:style>
    <style:style style:name="T18" style:family="text">
      <style:text-properties fo:font-weight="bold" fo:background-color="#00ff00" style:font-weight-asian="bold" style:font-weight-complex="bold"/>
    </style:style>
    <style:style style:name="T19" style:family="text">
      <style:text-properties fo:background-color="#00ff00"/>
    </style:style>
    <style:style style:name="T20" style:family="text">
      <style:text-properties fo:background-color="#280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 Comune di</text:p>
      <text:p text:style-name="P2">TRENTO</text:p>
      <text:p text:style-name="P2">Codice ISTAT</text:p>
      <text:p text:style-name="P2">22205</text:p>
      <text:p text:style-name="P2">Ufficio destinatario</text:p>
      <text:p text:style-name="P2">EBPGCM</text:p>
      <text:p text:style-name="P8">Richiesta di iscrizione al nido d'infanzia anno educativo</text:p>
      <text:p text:style-name="P8">2018/2019</text:p>
      <text:p text:style-name="P9">Ai sensi del regolamento per la</text:p>
      <text:p text:style-name="P9">disciplina del sistema dei servizi</text:p>
      <text:p text:style-name="P9">socio educativi per la prima infanzia</text:p>
      <text:p text:style-name="P9">approvato con deliberazione del</text:p>
      <text:p text:style-name="P9">Consiglio comunale 28/06/2007, n.70</text:p>
      <text:p text:style-name="P2">ll sottoscritto genitore/affidatario<text:span text:style-name="T19">/tutore</text:span></text:p>
      <text:p text:style-name="P3"/>
      <text:p text:style-name="P2">Cognome Nome Codice Fiscale</text:p>
      <text:p text:style-name="P2">SAUDA GIORGIA SDAGRG90T48L174R</text:p>
      <text:p text:style-name="P2">Data di nascita Sesso</text:p>
      <text:p text:style-name="P2"><text:soft-page-break/>(M/F) Cittadinanza Luogo di nascita</text:p>
      <text:p text:style-name="P2">8/12/1990 F ITALIA TIONE DI TRENTO</text:p>
      <text:p text:style-name="P2">Residenza</text:p>
      <text:p text:style-name="P2">Provincia Comune Indirizzo Civico Barra CAP</text:p>
      <text:p text:style-name="P2">TN TRENTO VIA R. BELENZANI 58 38122</text:p>
      <text:p text:style-name="P1"><text:span text:style-name="T1">Numero cellulare Fax E-mail </text:span><text:span text:style-name="T5">(posta elettronica ordinaria) </text:span><text:span text:style-name="T1">E-mail PEC </text:span><text:span text:style-name="T5">(domicilio digitale)</text:span></text:p>
      <text:p text:style-name="P2">333123456789</text:p>
      <text:p text:style-name="P10">in qualità di</text:p>
      <text:p text:style-name="P16">Ruolo <text:s/>(eliminare la dicitura e lasciare solo in qualità di...)</text:p>
      <text:p text:style-name="P2">madre</text:p>
      <text:p text:style-name="P2">Dati relativi al provvidimento di affidamento o tutela (da compilare se il ruolo è tutore o affidatario, anche</text:p>
      <text:p text:style-name="P2">preadottivo)</text:p>
      <text:p text:style-name="P2">Ente Numero/Protocollo Data</text:p>
      <text:p text:style-name="P10">del bambino/a</text:p>
      <text:p text:style-name="P2">appartenente al mio nucleo famigliare FLPNMV17M41L378W</text:p>
      <text:p text:style-name="P2">avente codice fiscale</text:p>
      <text:p text:style-name="P2">non ancora in possesso di codice fiscale perchè in corso di iscrizione all'anagrafe</text:p>
      <text:p text:style-name="P2">Anagrafica del/la bambino/a</text:p>
      <text:p text:style-name="P2">Cognome Nome</text:p>
      <text:p text:style-name="P2">FILIPPI NINA MIAVITTORIA</text:p>
      <text:p text:style-name="P2">Data di nascita Sesso</text:p>
      <text:p text:style-name="P2">(M/F) Cittadinanza Luogo di nascita</text:p>
      <text:p text:style-name="P2">1/8/2017 F ITALIA TRENTO</text:p>
      <text:p text:style-name="P2">Residenza</text:p>
      <text:p text:style-name="P2">Provincia Comune Indirizzo Civico Barra CAP</text:p>
      <text:p text:style-name="P2">TN TRENTO VIA R. BELENZANI 58 38122</text:p>
      <text:p text:style-name="P10">Esito verifica età del bambino</text:p>
      <text:p text:style-name="P2">Il bambino rientra nei 3 anni di età, la domanda sarà accolta</text:p>
      <text:p text:style-name="P2">Il bambino ha più di 3 anni di età, la domanda NON sarà accolta</text:p>
      <text:p text:style-name="P2"/>
      <text:p text:style-name="P18">Osservazioni anagrafica bambino/a: sostituire il testo con "eventuali osservazioni relative all'anagrafica del/la bambino/a"</text:p>
      <text:p text:style-name="P18"/>
      <text:p text:style-name="P8">CHIEDE</text:p>
      <text:p text:style-name="P16">di usufruire del servizio di ammissione al nido di infanzia con frequenza <text:s/><text:span text:style-name="T8">sostituire il testo con "l'ammissione del proprio figlio al nido d'infanzia con frequenza"</text:span></text:p>
      <text:p text:style-name="P18"/>
      <text:p text:style-name="P2">Tempo pieno</text:p>
      <text:p text:style-name="P2">Tempo parziale</text:p>
      <text:p text:style-name="P8">Dati necessari alla domanda</text:p>
      <text:p text:style-name="P2">Per la presentazione della domanda è necessario fornire una serie di dati.</text:p>
      <text:p text:style-name="P2">Se è stato inserito il codice fiscale del bambino la maggior parte vengono recuperati in automatico.</text:p>
      <text:p text:style-name="P2">Si chiede di verificarli, inserendo eventuali osservazioni nell'apposito spazio.</text:p>
      <text:p text:style-name="P2">Se non è stato inserito il codice fiscale del bambino i dati dovranno essere inseriti manualmente.</text:p>
      <text:p text:style-name="P10">Componenti del nucleo familiare residenti con il bambino (se il richiedente ha indicato il ruolo di</text:p>
      <text:p text:style-name="P10"><text:soft-page-break/>padre/madre o di tutore/tutrice); oppure componenti del nucleo familiare residenti con il richiedente</text:p>
      <text:p text:style-name="P1"><text:span text:style-name="T6">(se quest'ultimo ha indicato il ruolo di affidatario/affidatario preadottivo) </text:span><text:span text:style-name="T5">(per ogni familiare indicare</text:span></text:p>
      <text:p text:style-name="P13">il grado di parentela)</text:p>
      <text:p text:style-name="P2">Anagrafica</text:p>
      <text:p text:style-name="P2">Cognome Nome Codice fiscale Sesso Data nascita Grado</text:p>
      <text:p text:style-name="P2">parentela</text:p>
      <text:p text:style-name="P2">FILIPPI RENZO FLPRNZ84R01D940T M 1/10/1984 P</text:p>
      <text:p text:style-name="P2">Anagrafica</text:p>
      <text:p text:style-name="P2">Cognome Nome Codice fiscale Sesso Data nascita Grado</text:p>
      <text:p text:style-name="P2">parentela</text:p>
      <text:p text:style-name="P2">SAUDA GIORGIA SDAGRG90T48L174R F 8/12/1990 M</text:p>
      <text:p text:style-name="P2">Anagrafica</text:p>
      <text:p text:style-name="P2">Cognome Nome Codice fiscale Sesso Data nascita Grado</text:p>
      <text:p text:style-name="P2">parentela</text:p>
      <text:p text:style-name="P2">FILIPPI EDOARDO VITTORIO FLPDDV16L03M067H M 3/7/2016 F</text:p>
      <text:p text:style-name="P2">Anagrafica</text:p>
      <text:p text:style-name="P2">Cognome Nome Codice fiscale Sesso Data nascita Grado</text:p>
      <text:p text:style-name="P2">parentela</text:p>
      <text:p text:style-name="P2">FILIPPI NINA MIAVITTORIA FLPNMV17M41L378W F 1/8/2017 I</text:p>
      <text:p text:style-name="P2">Anagrafica</text:p>
      <text:p text:style-name="P2">Cognome Nome Codice fiscale Sesso Data nascita Grado</text:p>
      <text:p text:style-name="P2">parentela</text:p>
      <text:p text:style-name="P2">Anagrafica</text:p>
      <text:p text:style-name="P2">Cognome Nome Codice fiscale Sesso Data nascita Grado</text:p>
      <text:p text:style-name="P2">parentela</text:p>
      <text:p text:style-name="P2">Anagrafica</text:p>
      <text:p text:style-name="P2">Cognome Nome Codice fiscale Sesso Data nascita Grado</text:p>
      <text:p text:style-name="P2">parentela</text:p>
      <text:p text:style-name="P2">Anagrafica</text:p>
      <text:p text:style-name="P2">Cognome Nome Codice fiscale Sesso Data nascita Grado</text:p>
      <text:p text:style-name="P2">parentela</text:p>
      <text:p text:style-name="P2">Anagrafica</text:p>
      <text:p text:style-name="P2">Cognome Nome Codice fiscale Sesso Data nascita Grado</text:p>
      <text:p text:style-name="P2">parentela</text:p>
      <text:p text:style-name="P2">Anagrafica</text:p>
      <text:p text:style-name="P2">Cognome Nome Codice fiscale Sesso Data nascita Grado</text:p>
      <text:p text:style-name="P2">parentela</text:p>
      <text:p text:style-name="P2">Anagrafica</text:p>
      <text:p text:style-name="P2">Cognome Nome Codice fiscale Sesso Data nascita Grado</text:p>
      <text:p text:style-name="P2">parentela</text:p>
      <text:p text:style-name="P2">Anagrafica</text:p>
      <text:p text:style-name="P2">Cognome Nome Codice fiscale Sesso Data nascita Grado</text:p>
      <text:p text:style-name="P2">parentela</text:p>
      <text:p text:style-name="P1"><text:span text:style-name="T6">Atri componenti del nucleo familiare non residenti con il bambino/a (padre/madre o fratelli/sorelle) </text:span><text:span text:style-name="T5">NOTA: se il</text:span></text:p>
      <text:p text:style-name="P13">richiedente ha indicato il ruolo di affidatario/affidatario preadottivo, inserire il bambino/a da iscrivere in questa</text:p>
      <text:p text:style-name="P13">tabella</text:p>
      <text:p text:style-name="P2">Anagrafica</text:p>
      <text:p text:style-name="P2">Cognome Nome Codice fiscale Data nascita Grado parentela</text:p>
      <text:p text:style-name="P2">Anagrafica</text:p>
      <text:p text:style-name="P2"><text:soft-page-break/>Cognome Nome Codice fiscale Data nascita Grado parentela</text:p>
      <text:p text:style-name="P2">Anagrafica</text:p>
      <text:p text:style-name="P2">Cognome Nome Codice fiscale Data nascita Grado parentela</text:p>
      <text:p text:style-name="P2">Anagrafica</text:p>
      <text:p text:style-name="P2">Cognome Nome Codice fiscale Data nascita Grado parentela</text:p>
      <text:p text:style-name="P2">Anagrafica</text:p>
      <text:p text:style-name="P2">Cognome Nome Codice fiscale Data nascita Grado parentela</text:p>
      <text:p text:style-name="P10">Osservazioni componenti nucleo familiare:</text:p>
      <text:p text:style-name="P10">In merito alla situazione economico/patrimoniale del nucleo <text:span text:style-name="T19">del bambino</text:span></text:p>
      <text:p text:style-name="P2">vuole avvalersi dell'attestazione ICEF</text:p>
      <text:p text:style-name="P2">non vuole avvalersi dell'attestazione ICEF</text:p>
      <text:p text:style-name="P10">Situazione ICEF</text:p>
      <text:p text:style-name="P2">Dati risultanti</text:p>
      <text:p text:style-name="P2">Coefficiente ICEF Data</text:p>
      <text:p text:style-name="P2">Dichiarante</text:p>
      <text:p text:style-name="P2">Cognome Nome Codice fiscale</text:p>
      <text:p text:style-name="P2">Non risultano situazioni ICEF relative al bambino</text:p>
      <text:p text:style-name="P10">Esito situazione ICEF</text:p>
      <text:p text:style-name="P2">Attestazione successiva al 01/07/2017: sarà utilizzata per calcolare il punteggio ai fini della graduatoria</text:p>
      <text:p text:style-name="P1"><text:span text:style-name="T1">Attestazione antecedente luglio 2017: </text:span><text:span text:style-name="T6">NON darà punteggio ai fini della graduatoria</text:span></text:p>
      <text:p text:style-name="P10">Osservazioni situazione ICEF:</text:p>
      <text:p text:style-name="P20">RICHIESTE SPECIFICHE <text:span text:style-name="T1">sostituire il testo con "CHIEDE"</text:span></text:p>
      <text:p text:style-name="P11"/>
      <text:p text:style-name="P2">Per la domanda a tempo pieno</text:p>
      <text:p text:style-name="P2"/>
      <text:p text:style-name="P16">Si tratta di : TESTO DA ELIMINARE</text:p>
      <text:p text:style-name="P3"/>
      <text:p text:style-name="P2">Nuova iscrizione</text:p>
      <text:p text:style-name="P14">(prima domanda di ammissione al nido d'infanzia)</text:p>
      <text:p text:style-name="P2">Variazione della domanda</text:p>
      <text:p text:style-name="P22">(modifica alla domanda di ammissione presentata entro la scadenza di presentazione delle domande) <text:span text:style-name="T6">sostituire il testo con</text:span></text:p>
      <text:p text:style-name="P19">"modifica della domanda di ammissione presentata a partire dall'1 settembre entro la scadenza di presentazione delle domande"</text:p>
      <text:p text:style-name="P12"/>
      <text:p text:style-name="P2">Richiedente Data domanda</text:p>
      <text:p text:style-name="P2">Aggiornamento della domanda</text:p>
      <text:p text:style-name="P22">(modifica alla domanda già in graduatoria annuale di ammissione presentata entro la scadenza di presentazione delle domande) <text:span text:style-name="T6">sostituire il testo con "modifica della domanda non soddisfatta presente nella graduatoria annuale precedente"</text:span></text:p>
      <text:p text:style-name="P12"/>
      <text:p text:style-name="P2">Richiedente Data domanda</text:p>
      <text:p text:style-name="P1"><text:span text:style-name="T1">Scelta del nido d'infanzia </text:span><text:span text:style-name="T9">(mappa dei nidi con servizi)</text:span></text:p>
      <text:p text:style-name="P2">Indicare la prima scelta (obbligatoria)</text:p>
      <text:p text:style-name="P2">17</text:p>
      <text:p text:style-name="P2">Indicando se intende o meno utilizzare i servizi opzionali ove previsto</text:p>
      <text:p text:style-name="P2">nessun servizio</text:p>
      <text:p text:style-name="P16">Scelta del secondo nido d'infanzia (non obbligatoria) <text:s/><text:span text:style-name="T8">sostituire il testo con "indicare la seconda scelta"</text:span></text:p>
      <text:p text:style-name="P2"><text:soft-page-break/>non intende esprimere una seconda scelta</text:p>
      <text:p text:style-name="P2">intende esprimere una seconda scelta</text:p>
      <text:p text:style-name="P2">Indicare la seconda scelta</text:p>
      <text:p text:style-name="P2">21</text:p>
      <text:p text:style-name="P2">Indicando se intende o meno utilizzare i servizi opzionali per il secondo nido d'infanzia ove previsto</text:p>
      <text:p text:style-name="P2">nessun servizio</text:p>
      <text:p text:style-name="P2">manifesta l'interesse al prolungamento orario dalle 17.30 alle 19.30</text:p>
      <text:p text:style-name="P2">Per la domanda a tempo parziale</text:p>
      <text:p text:style-name="P16">Si tratta di : ELIMINARE TESTO</text:p>
      <text:p text:style-name="P2">Nuova iscrizione</text:p>
      <text:p text:style-name="P14">(prima domanda di ammissione al nido d'infanzia)</text:p>
      <text:p text:style-name="P2">Variazione della domanda</text:p>
      <text:p text:style-name="P22">(modifica alla domanda di ammissione presentata entro la scadenza di presentazione delle domande) <text:span text:style-name="T6">sostituire il testo con</text:span></text:p>
      <text:p text:style-name="P19">"modifica della domanda di ammissione presentata a partire dall'1 settembre entro la scadenza di presentazione delle domande"</text:p>
      <text:p text:style-name="P2">Richiedente Data domanda</text:p>
      <text:p text:style-name="P2">Aggiornamento della domanda</text:p>
      <text:p text:style-name="P22">(modifica alla domanda già in graduatoria annuale di ammissione presentata entro la scadenza di presentazione delle domande) <text:s/><text:span text:style-name="T6">sostituire il testo con "modifica della domanda non soddisfatta presente nella graduatoria annuale precedente"</text:span></text:p>
      <text:p text:style-name="P2">Richiedente Data domanda</text:p>
      <text:p text:style-name="P1"><text:span text:style-name="T1">Scelta del nido d'infanzia </text:span><text:span text:style-name="T9">(mappa dei nidi con servizi)</text:span></text:p>
      <text:p text:style-name="P2">Indicare la prima scelta (obbligatoria)</text:p>
      <text:p text:style-name="P2">32</text:p>
      <text:p text:style-name="P2">Indicando se intende o meno utilizzare i servizi opzionali ove previsto</text:p>
      <text:p text:style-name="P2">nessun servizio</text:p>
      <text:p text:style-name="P2">di fruire del servizio anche al sabato pomeriggio con orario 12.30-18.30</text:p>
      <text:p text:style-name="P2">di fruire del servizio di posticipo fino alle 19.30</text:p>
      <text:p text:style-name="P16">Scelta del secondo nido d'infanzia (non obbligatoria) <text:s/><text:span text:style-name="T8">sostituire il testo con "indicare la seconda scelta"</text:span></text:p>
      <text:p text:style-name="P2">non intende esprimere una seconda scelta</text:p>
      <text:p text:style-name="P2">intende esprimere una seconda scelta</text:p>
      <text:p text:style-name="P2">Indicare la seconda scelta</text:p>
      <text:p text:style-name="P2">40</text:p>
      <text:p text:style-name="P2">Indicando se intende o meno utilizzare i servizi opzionali per il secondo nido d'infanzia ove previsto</text:p>
      <text:p text:style-name="P2">nessun servizio</text:p>
      <text:p text:style-name="P2">di fruire del servizio di anticipo a partire dalle ore 12.30 con erogazione del pasto</text:p>
      <text:p text:style-name="P21">CHIEDE INOLTRE : eliminare </text:p>
      <text:p text:style-name="P8"><text:span text:style-name="T1">in riferimento alla </text:span><text:span text:style-name="T4">possibilità <text:s/>sostituire con "disponbilità"</text:span><text:span text:style-name="T1">di essere contattato per l'accettazione di un posto nei nidi scelti eventualmente</text:span></text:p>
      <text:p text:style-name="P10">resosi disponibile nel corso dell'anno educativo precedente quello per cui si presenta la domanda</text:p>
      <text:p text:style-name="P2">di essere contattato <text:span text:style-name="T19">per le assegnazioni ( eliminare)</text:span> a partire dal mese di</text:p>
      <text:p text:style-name="P2">settembre 2017</text:p>
      <text:p text:style-name="P2">ottobre 2017</text:p>
      <text:p text:style-name="P2">novembre 2017</text:p>
      <text:p text:style-name="P2">dicembre 2017</text:p>
      <text:p text:style-name="P2">gennaio 2018</text:p>
      <text:p text:style-name="P2">febbraio 2018</text:p>
      <text:p text:style-name="P2">marzo 2018</text:p>
      <text:p text:style-name="P2"><text:soft-page-break/>aprile 2018</text:p>
      <text:p text:style-name="P2">maggio 2018</text:p>
      <text:p text:style-name="P2">di non essere contattato</text:p>
      <text:p text:style-name="P10">in riferimento alla <text:span text:style-name="T20">possibilità <text:s/>sostituire con "disponbilità"</text:span> di essere contattato per l'accettazione di posti eventualmente rimasti liberi, in qualsiasi nido <text:span text:style-name="T19">a tempo pieno (eliminare) </text:span><text:s/>del territorio comunale, dopo le assegnazioni sulla graduatoria annuale</text:p>
      <text:p text:style-name="P2">Per il servizio a tempo pieno</text:p>
      <text:p text:style-name="P2">di essere contattato</text:p>
      <text:p text:style-name="P2">di non essere contattato</text:p>
      <text:p text:style-name="P2">Per il servizio a tempo parziale</text:p>
      <text:p text:style-name="P2">di essere contattato</text:p>
      <text:p text:style-name="P2">di non essere contattato</text:p>
      <text:p text:style-name="P10">di ricevere tutte le comunicazioni "<text:span text:style-name="T19">inerenti la domanda": sostituire con "relative alla domanda, all'assegnazione e accettazione del posto"</text:span> con la seguente modalità (in base alla scelta verrà</text:p>
      <text:p text:style-name="P10">riportata l'informazione inserita nei dati personali)</text:p>
      <text:p text:style-name="P2">e-mail</text:p>
      <text:p text:style-name="P2">e-mail PEC</text:p>
      <text:p text:style-name="P2">telefono 333123456789</text:p>
      <text:p text:style-name="P10"><text:span text:style-name="T19">di autorizzare <text:s/>sostituire con " autorizza"</text:span> il Comune di Trento ad inviare via SMS eventuali informazioni di "cortesia"</text:p>
      <text:p text:style-name="P2">autorizza l'invio di SMS al seguente numero 333123456789</text:p>
      <text:p text:style-name="P2">non autorizza</text:p>
      <text:p text:style-name="P18">di segnalare un ulteriore contatto (opzionale) per le comunicazioni da parte del nido sostituire con "segnala un'eventale uleriore recapito per le comunicazioni"</text:p>
      <text:p text:style-name="P2">Nome Cognome Telefono</text:p>
      <text:p text:style-name="P4">Valendosi della facoltà prevista dagli articoli 46 e 47 del Decreto del Presidente della Repubblica 28/12/2000, n. 445,</text:p>
      <text:p text:style-name="P4">consapevole delle sanzioni penali previste dall'articolo 76 del Decreto del Presidente della Repubblica 28/12/2000, n.</text:p>
      <text:p text:style-name="P4">445 e dell'articolo 483 del Codice Penale nel caso di dichiarazioni non veritiere e di falsità in atti</text:p>
      <text:p text:style-name="P3"/>
      <text:p text:style-name="P7">Questa dicitura riportata rispetto al 445 è standard per tutti i moduli del Comune? <text:s/>perchè nell'attuale nostro modulo è formulata in maniera diversa; ci chiedevamo inoltre se la dichiarazione del genitore ai sensi del 445 <text:s/>parte già dalle informazioni relative ai componenti del nucleo familiare, ad oggi nei nostri moduli il "DICHIARA" è riportato a partire dalla dichiarazione della composizione del nucleo familiare.</text:p>
      <text:p text:style-name="P5"/>
      <text:p text:style-name="P3"/>
      <text:p text:style-name="P8">DICHIARA</text:p>
      <text:p text:style-name="P8">Situazione del bambino e/o del nucleo familiare</text:p>
      <text:p text:style-name="P2">che il bambino e/o il nucleo familiare presenta le seguenti situazioni già in essere <text:soft-page-break/>al momento della presentazione della domanda <text:span text:style-name="T19">che danno diritto all'attribuzione di punteggio per l'inserimento in graduatoria <text:s text:c="2"/>ELIMINARE</text:span></text:p>
      <text:p text:style-name="P3"/>
      <text:p text:style-name="P16">Servizi sociali <text:span text:style-name="T16">sostituire con "situazione di svantaggio sociale"</text:span></text:p>
      <text:p text:style-name="P2">il nucleo non è seguito dai servizi sociali</text:p>
      <text:p text:style-name="P2">il nucleo è seguito dai servizi sociali</text:p>
      <text:p text:style-name="P2">Assitente sociale di riferimento</text:p>
      <text:p text:style-name="P2">Ente Cognome Nome</text:p>
      <text:p text:style-name="P16">Disabilità certificata del bambino/a <text:span text:style-name="T16">sostituire con "condizione di priorità"</text:span></text:p>
      <text:p text:style-name="P2">il bambino/a non presenta una situazione di disabilità certificata</text:p>
      <text:p text:style-name="P2">il bambino/a presenta una situazione di disabilità certificata</text:p>
      <text:p text:style-name="P2">Verbale di disabilità</text:p>
      <text:p text:style-name="P2">Ente Numero/Protocollo Data</text:p>
      <text:p text:style-name="P16">Nucleo familiare <text:span text:style-name="T16">sostituire con "situazione familiare"</text:span></text:p>
      <text:p text:style-name="P2">il nucleo familiare non è monoparentale</text:p>
      <text:p text:style-name="P2">il nucleo familiare è monoparentale per</text:p>
      <text:p text:style-name="P2"/>
      <text:p text:style-name="P14">(per "nucleo monoparentale"<text:span text:style-name="T13"> si intende </text:span><text:span text:style-name="T19">il nucleo in cui il bambino risiede con un unico genitore o soggetto esercente la patria potestà <text:s/></text:span><text:span text:style-name="T15">sostituire con "l'assenza nel nucleo familiare di un genitore per:"</text:span>) </text:p>
      <text:p text:style-name="P14"/>
      <text:p text:style-name="P2">mancato riconoscimento del bambino/a da parte di uno dei genitori</text:p>
      <text:p text:style-name="P2">vedovanza</text:p>
      <text:p text:style-name="P2">separazione legale</text:p>
      <text:p text:style-name="P2">divorzio</text:p>
      <text:p text:style-name="P2">abbandono del coniuge accertato in sede giurisdizionale</text:p>
      <text:p text:style-name="P2">esclusione di uno dei coniugi dalla potestà sui figli</text:p>
      <text:p text:style-name="P2">provvedimento di allontanamento dalla residenza familiare</text:p>
      <text:p text:style-name="P2">Ente Provvedimento Numero/Protocollo Data</text:p>
      <text:p text:style-name="P16">Disabilità certificata dei famigliari <text:span text:style-name="T16">sostituire con "presenza di persone affette da disabilità"</text:span></text:p>
      <text:p text:style-name="P2">nel nucleo non sono presenti componenti in situazione di disabilità certificata</text:p>
      <text:p text:style-name="P2">nel nucleo sono presenti uno o più componenti <text:span text:style-name="T19">inserire "( solo se genitore o altro figlio)"</text:span>in situazione di disabilità certificata</text:p>
      <text:p text:style-name="P2">Percentuale di invalidità Familiare Verbale</text:p>
      <text:p text:style-name="P8">Situazione lavorativa del padre o del convivente</text:p>
      <text:p text:style-name="P16">che la condizione lavorativa del padre o convivente presente nel nucleo è (si considerano sia i contratti a tempo indeterminato che a tempo determinato o atipici in essere al momento dell'iscrizione)</text:p>
      <text:p text:style-name="P17">sostituire con " ogni dichiarazione deve fare riferimento a situazioni già in essere al momento della presentazione della domanda. Non si terrà conto di promesse di assunzione o di situazioni lavorative non formalizzate"</text:p>
      <text:p text:style-name="P2"/>
      <text:p text:style-name="P2">Condizione di lavoro del padre o convivente</text:p>
      <text:p text:style-name="P2">nessuna informazione (perchè il nucleo è monoparentale)</text:p>
      <text:p text:style-name="P2">lavoratore</text:p>
      <text:p text:style-name="P2">dipendente (o assimilato)</text:p>
      <text:p text:style-name="P16">Tipo di lavoro <text:span text:style-name="T16">sostituire con "tipologia di lavoro"</text:span></text:p>
      <text:p text:style-name="P2">Azienda<text:span text:style-name="T19"> inserire / Ente</text:span></text:p>
      <text:p text:style-name="P2"><text:soft-page-break/>Denominazione/Ragione sociale</text:p>
      <text:p text:style-name="P2">Sede legale</text:p>
      <text:p text:style-name="P2">Provincia Comune Indirizzo Civico CAP</text:p>
      <text:p text:style-name="P2">Telefono E-mail</text:p>
      <text:p text:style-name="P2">autonomo<text:span text:style-name="T19"> o non dipendente (eliminare)</text:span></text:p>
      <text:p text:style-name="P2">Agenzia delle entrate di Partita IVA</text:p>
      <text:p text:style-name="P2">trento 123456789</text:p>
      <text:p text:style-name="P16">Tipo di occupazione lavorativa <text:span text:style-name="T16">sostituire con "articolazione oraria"</text:span></text:p>
      <text:p text:style-name="P2">oltre 30 ore settimanali</text:p>
      <text:p text:style-name="P14">(l'orario degli insegnanti a tempo pieno è fissato convenzionalmente in 36 ore settimanali)</text:p>
      <text:p text:style-name="P2">oltre le 18 ore e fino a 30 ore settimanali</text:p>
      <text:p text:style-name="P2">fino a 18 ore settimanali</text:p>
      <text:p text:style-name="P2">occupazione saltuaria per minimo 4 mesi all'anno</text:p>
      <text:p text:style-name="P2">lavoratore stagionale per minimo 4 mesi all'anno</text:p>
      <text:p text:style-name="P2">Disagi di lavoro</text:p>
      <text:p text:style-name="P2">assente (giorno e notte) per un periodo di almento 180 giorni all'anno, continuativi o cumulabili, per motivi</text:p>
      <text:p text:style-name="P2">di lavoro</text:p>
      <text:p text:style-name="P2">studente regolarmente iscritto</text:p>
      <text:p text:style-name="P14">(se all'Università, in regola con gli esami o al massimo due anni fuori corso, sempreché non vi sia stato di occupazione o iscrizione al Centro per l'Impiego)</text:p>
      <text:p text:style-name="P2">Scuola o università o ente di formazione</text:p>
      <text:p text:style-name="P2">Disagi di studio</text:p>
      <text:p text:style-name="P2">assente (giorno e notte) per un periodo di almento 180 giorni all'anno, continuativi o cumulabili, per motivi</text:p>
      <text:p text:style-name="P2">di studio con obbligo di frequenza</text:p>
      <text:p text:style-name="P16">non lavoratore né studente <text:span text:style-name="T16">sostituire con "non occupato"</text:span></text:p>
      <text:p text:style-name="P6"/>
      <text:p text:style-name="P2"><text:span text:style-name="T19">inserire "Iscrizione" </text:span>Centro per l'impiego</text:p>
      <text:p text:style-name="P2">non iscritto ad un centro per l'impiego</text:p>
      <text:p text:style-name="P2">iscritto ad un centro per l'impiego</text:p>
      <text:p text:style-name="P2"><text:span text:style-name="T19">Descrizione </text:span><text:span text:style-name="T18">sostituire con "sede"</text:span><text:span text:style-name="T19"> </text:span>del centro per l'impiego</text:p>
      <text:p text:style-name="P8">Situazione lavorativa della madre o della convivente</text:p>
      <text:p text:style-name="P16">che la condizione lavorativa della madre o convivente presente nel nucleo è (si considerano sia i contratti a tempo indeterminato che a tempo determinato o atipici in essere al momento dell'iscrizione)</text:p>
      <text:p text:style-name="P17">sostituire con " ogni dichiarazione deve fare riferimento a situazioni già in essere al momento della presentazione della domanda. Non si terrà conto di promesse di assunzione o di situazioni lavorative non formalizzate"</text:p>
      <text:p text:style-name="P2"/>
      <text:p text:style-name="P2">Condizione di lavoro della madre o convivente</text:p>
      <text:p text:style-name="P2">nessuna informazione (perchè il nucleo è monoparentale)</text:p>
      <text:p text:style-name="P2">lavoratrice</text:p>
      <text:p text:style-name="P2">dipendente (o assimilato)</text:p>
      <text:p text:style-name="P16">Tipo di lavoro <text:span text:style-name="T16">sostituire con "tipologia di lavoro"</text:span></text:p>
      <text:p text:style-name="P2">Azienda <text:span text:style-name="T19">inserire / Ente</text:span></text:p>
      <text:p text:style-name="P2">Denominazione/Ragione sociale</text:p>
      <text:p text:style-name="P2">Sede legale</text:p>
      <text:p text:style-name="P2">Provincia Comune Indirizzo Civico CAP</text:p>
      <text:p text:style-name="P2">Telefono E-mail</text:p>
      <text:p text:style-name="P2"><text:soft-page-break/>autonomo<text:span text:style-name="T19"> o non dipendente (eliminare)</text:span></text:p>
      <text:p text:style-name="P2">Agenzia delle entrate di Partita IVA</text:p>
      <text:p text:style-name="P2">trento 123456789</text:p>
      <text:p text:style-name="P16">Tipo di occupazione lavorativa <text:span text:style-name="T16">sostituire con "articolazione oraria"</text:span></text:p>
      <text:p text:style-name="P2">oltre 30 ore settimanali</text:p>
      <text:p text:style-name="P14">(l'orario degli insegnanti a tempo pieno è fissato convenzionalmente in 36 ore settimanali)</text:p>
      <text:p text:style-name="P2">oltre le 18 ore e fino a 30 ore settimanali</text:p>
      <text:p text:style-name="P2">fino a 18 ore settimanali</text:p>
      <text:p text:style-name="P2">occupazione saltuaria per minimo 4 mesi all'anno</text:p>
      <text:p text:style-name="P2">lavoratore stagionale per minimo 4 mesi all'anno</text:p>
      <text:p text:style-name="P2">Disagi di lavoro</text:p>
      <text:p text:style-name="P2">assente (giorno e notte) per un periodo di almento 180 giorni all'anno, continuativi o cumulabili, per motivi</text:p>
      <text:p text:style-name="P2">di lavoro</text:p>
      <text:p text:style-name="P2">studente regolarmente iscritto</text:p>
      <text:p text:style-name="P14">(se all'Università, in regola con gli esami o al massimo due anni fuori corso, sempreché non vi sia stato di occupazione o iscrizione al Centro per l'Impiego)</text:p>
      <text:p text:style-name="P2">Scuola o università o ente di formazione</text:p>
      <text:p text:style-name="P2">Disagi di studio</text:p>
      <text:p text:style-name="P2">assente (giorno e notte) per un periodo di almento 180 giorni all'anno, continuativi o cumulabili, per motivi</text:p>
      <text:p text:style-name="P2">di studio con obbligo di frequenza</text:p>
      <text:p text:style-name="P16">non lavoratore né studente <text:span text:style-name="T16">sostituire con "non occupato"</text:span></text:p>
      <text:p text:style-name="P6"/>
      <text:p text:style-name="P2"><text:span text:style-name="T19">inserire "Iscrizione" </text:span>Centro per l'impiego</text:p>
      <text:p text:style-name="P2">non iscritto ad un centro per l'impiego</text:p>
      <text:p text:style-name="P2">iscritto ad un centro per l'impiego</text:p>
      <text:p text:style-name="P2"><text:span text:style-name="T19">Descrizione </text:span><text:span text:style-name="T18">sostituire con "sede"</text:span> del centro per l'impiego</text:p>
      <text:p text:style-name="P8"/>
      <text:p text:style-name="P8">DICHIARA INOLTRE</text:p>
      <text:p text:style-name="P2">di essere a conoscenza che tutti i requisiti che danno luogo a punteggio utile ai fini della formazione della</text:p>
      <text:p text:style-name="P2">graduatoria devono essere posseduti all'atto della domanda e trovare conferma al momento della chiusura dei</text:p>
      <text:p text:style-name="P2">termini. Pertanto, ogni variazione intervenuta successivamente alla domanda di ammissione, sia in relazione alla</text:p>
      <text:p text:style-name="P2">situazione del nucleo (familiare e lavorativa) che rispetto alle varie opzioni espresse, deve essere comunicata</text:p>
      <text:p text:style-name="P2">entro il 30 aprile all'ufficio competente ai fini dell'adeguamento degli elementi utili per l'inserimento in</text:p>
      <text:p text:style-name="P2">graduatoria</text:p>
      <text:p text:style-name="P2">di essere consapevole della sua piena responsabilità circa l'esattezza dei dati forniti e di impegnarsi a comunicare</text:p>
      <text:p text:style-name="P2">tempestivamente con le stesse modalità di presentazione della domanda gli eventuali cambiamenti di indirizzo, email,</text:p>
      <text:p text:style-name="P2">fax o numero telefonico avvenuti successivamente alla presentazione della domanda</text:p>
      <text:p text:style-name="P2">di essere a conoscenza che l'Amministrazione si riserva di operare controlli sulle dichiarazioni rese</text:p>
      <text:p text:style-name="P2">di essere a conoscenza che per la frequenza del nido di infanzia è necessario aver assolto gli obblighi vaccinali</text:p>
      <text:p text:style-name="P2">previsti dalla normativa vigente</text:p>
      <text:p text:style-name="P2"><text:soft-page-break/>di aver preso visione dell'informativa ai sensi del D. Lgs. 196/03 “Codice in materia di protezione dei dati</text:p>
      <text:p text:style-name="P15"><text:span text:style-name="T11">personali”, riportata per esteso nella </text:span><text:span text:style-name="T10">pagina descrittiva del servizio asili ni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NewRomanPS-BoldMT_PDF_Subset" svg:font-family="TimesNewRomanPS-BoldMT_PDF_Subset"/>
    <style:font-face style:name="TimesNewRomanPSMT_PDF_Subset" svg:font-family="TimesNewRomanPSMT_PDF_Subset"/>
    <style:font-face style:name="TimesNewRomanPS-ItalicMT_PDF_Subset" svg:font-family="TimesNewRomanPS-ItalicMT_PDF_Subse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47S</meta:editing-duration>
    <meta:editing-cycles>6</meta:editing-cycles>
    <meta:generator>OpenOffice.org/3.4.1$Win32 OpenOffice.org_project/341m1$Build-9593</meta:generator>
    <dc:date>2017-08-23T10:42:35.42</dc:date>
    <meta:document-statistic meta:table-count="0" meta:image-count="0" meta:object-count="0" meta:page-count="10" meta:paragraph-count="331" meta:word-count="2423" meta:character-count="16675"/>
    <meta:user-defined meta:name="Info 1"/>
    <meta:user-defined meta:name="Info 2"/>
    <meta:user-defined meta:name="Info 3"/>
    <meta:user-defined meta:name="Info 4"/>
  </office:meta>
</office:document-meta>
</file>